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771in" table:align="margins" style:may-break-between-rows="false" style:writing-mode="lr-tb"/>
    </style:style>
    <style:style style:name="tf1.A" style:family="table-column">
      <style:table-column-properties style:column-width="2.2257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style:font-name-asian="Times New Roman" style:font-name-complex="Times New Roman"/>
    </style:style>
    <style:style style:name="T20" style:family="text">
      <style:text-properties style:text-position="sub 58%" fo:language="ru" fo:country="RU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font-name-asian="Times New Roman" style:font-name-complex="Times New Roman1"/>
    </style:style>
    <style:style style:name="T23" style:family="text">
      <style:text-properties fo:language="ru" fo:country="RU" style:font-name-asian="Times New Roman" style:font-name-complex="Times New Roman"/>
    </style:style>
    <style:style style:name="T24" style:family="text">
      <style:text-properties fo:language="ru" fo:country="RU" fo:font-style="normal" style:font-style-asian="normal" style:font-style-complex="normal"/>
    </style:style>
    <style:style style:name="T25" style:family="text">
      <style:text-properties fo:language="ru" fo:country="RU" style:text-underline-style="none"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use-window-font-color="true" style:font-name="Arial" fo:font-size="10pt" fo:language="en" fo:country="US" style:text-underline-style="none" fo:font-weight="bold" style:font-name-asian="Times New Roman" style:font-size-asian="10pt" style:font-weight-asian="bold" style:font-name-complex="Arial" style:font-size-complex="10pt" style:font-weight-complex="bold"/>
    </style:style>
    <style:style style:name="T36" style:family="text">
      <style:text-properties style:use-window-font-color="true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use-window-font-color="true" style:text-position="super 58%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text-position="super 58%" fo:language="ru" fo:country="RU" style:font-name-asian="Times New Roman" style:font-name-complex="Times New Roman"/>
    </style:style>
    <style:style style:name="T40" style:family="text">
      <style:text-properties style:text-position="super 58%" fo:language="ru" fo:country="RU" style:font-name-asian="Times New Roman" style:font-name-complex="Times New Roman1"/>
    </style:style>
    <style:style style:name="T41" style:family="text">
      <style:text-properties style:text-position="super 58%" fo:language="ru" fo:country="RU" fo:font-style="normal" style:font-style-asian="normal" style:font-style-complex="normal"/>
    </style:style>
    <style:style style:name="T42" style:family="text">
      <style:text-properties style:text-position="0% 100%" fo:language="ru" fo:country="RU"/>
    </style:style>
    <style:style style:name="T43" style:family="text">
      <style:text-properties style:text-position="0% 100%" fo:language="ru" fo:country="RU" style:font-name-asian="Times New Roman" style:font-name-complex="Times New Roman1"/>
    </style:style>
    <style:style style:name="T44" style:family="text">
      <style:text-properties style:text-position="0% 100%" fo:language="ru" fo:country="RU" style:font-name-asian="Times New Roman" style:font-name-complex="Times New Roman"/>
    </style:style>
    <style:style style:name="T45" style:family="text">
      <style:text-properties style:text-position="0% 100%"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5">ПРОТОКОЛ ПРОВЕРКИ</text:p>
      <text:p text:style-name="P7"/>
      <text:p text:style-name="P12"><text:span text:style-name="T10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29">з/н: </text:span><text:span text:style-name="T28">$serial</text:span></text:p>
      <text:p text:style-name="P8"/>
      <text:p text:style-name="P8"><text:span text:style-name="T29">Тип: </text:span><text:span text:style-name="T28">БДК</text:span><text:span text:style-name="T30">Н</text:span><text:span text:style-name="T28">-05 </text:span></text:p>
      <text:p text:style-name="P10"/>
      <text:p text:style-name="P6">Чувствительность</text:p>
      <text:p text:style-name="P6">к прямому нейтронному излучению</text:p>
      <text:p text:style-name="P13"><text:span text:style-name="T5">на основе плутоний-бериллиевого источника:</text:span><text:span text:style-name="T12"><text:tab/></text:span><text:span text:style-name="T36">не менее 8 имп</text:span><text:span text:style-name="T35">·</text:span><text:span text:style-name="T36">см</text:span><text:span text:style-name="T37">2</text:span><text:span text:style-name="T36">/нейтр.</text:span></text:p>
      <text:p text:style-name="P14"/>
      <text:p text:style-name="P4"><text:span text:style-name="T27">Относительная погрешность измерения:</text:span><text:span text:style-name="T31"><text:tab/><text:tab/></text:span><text:span text:style-name="T32">± </text:span><text:span text:style-name="T25">20</text:span><text:span text:style-name="T32"> %</text:span></text:p>
      <text:p text:style-name="P9"/>
      <text:p text:style-name="P5">Условия эксплуатации:</text:p>
      <text:p text:style-name="P23"><text:span text:style-name="T8">- <text:s/></text:span><text:span text:style-name="T4">Температура окружающего воздуха<text:tab/><text:tab/></text:span><text:span text:style-name="T13">+</text:span><text:span text:style-name="T9">$temp</text:span><text:span text:style-name="T13"> °</text:span><text:span text:style-name="T9">C</text:span></text:p>
      <text:p text:style-name="P24"><text:span text:style-name="T8">- <text:s/></text:span><text:span text:style-name="T4">Атмосферное давление<text:tab/><text:tab/><text:tab/><text:tab/></text:span><text:span text:style-name="T13">98,5 </text:span><text:span text:style-name="T9">kPa</text:span></text:p>
      <text:p text:style-name="P24"><text:span text:style-name="T8">- <text:s/></text:span><text:span text:style-name="T4">Относительная влажность воздуха<text:tab/><text:tab/></text:span><text:span text:style-name="T9">$vlag</text:span><text:span text:style-name="T13"> %</text:span></text:p>
      <text:p text:style-name="P24"><text:span text:style-name="T8">- <text:s/></text:span><text:span text:style-name="T4">Радиационный фон<text:tab/><text:tab/><text:tab/><text:tab/></text:span><text:span text:style-name="T9">$bground</text:span><text:span text:style-name="T13"> </text:span><text:span text:style-name="T11">н</text:span><text:span text:style-name="T13">Зв/ч</text:span></text:p>
      <text:p text:style-name="P20">Эталонные средства измерений:</text:p>
      <text:p text:style-name="P33"><text:span text:style-name="T8">- <text:s/></text:span><text:span text:style-name="T33">$facility_14</text:span><text:span text:style-name="T34">0; </text:span></text:p>
      <text:p text:style-name="P34"/>
      <text:p text:style-name="P32">Данные проверки</text:p>
      <text:p text:style-name="P32"/>
      <text:p text:style-name="P30"><text:span text:style-name="T21">а</text:span>)<text:tab/><text:span text:style-name="T21">Определение уровня собственного фона БДКН-05</text:span></text:p>
      <text:p text:style-name="P31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5"><text:span text:style-name="T14">Блок детектирования </text:span>нейтронного излучения БДКН-05 № <text:span text:style-name="T14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8">Измеренное значение скорости счета фона, с<text:span text:style-name="T38">-1</text:span></text:p>
          </table:table-cell>
          <table:covered-table-cell/>
          <table:table-cell table:style-name="tf1.C2" table:number-rows-spanned="2" office:value-type="string">
            <text:p text:style-name="P28">Условие соответствия по ТУ <text:span text:style-name="T15">n</text:span><text:span text:style-name="T20">ф,</text:span><text:span text:style-name="T42">, имп./с, не более</text:span></text:p>
          </table:table-cell>
        </table:table-row>
        <table:table-row>
          <table:table-cell table:style-name="tf1.A3" office:value-type="string">
            <text:p text:style-name="P28">Результаты измерения</text:p>
          </table:table-cell>
          <table:table-cell table:style-name="tf1.B3" office:value-type="string">
            <text:p text:style-name="P28">Среднее значение <text:span text:style-name="T15">n</text:span><text:span text:style-name="T20">ф</text:span></text:p>
          </table:table-cell>
          <table:covered-table-cell/>
        </table:table-row>
        <table:table-row>
          <table:table-cell table:style-name="tf1.A3" office:value-type="string">
            <text:p text:style-name="P11">$f1-10</text:p>
          </table:table-cell>
          <table:table-cell table:style-name="tf1.B4" table:number-rows-spanned="3" office:value-type="string">
            <text:p text:style-name="P11">$f1-20</text:p>
          </table:table-cell>
          <table:table-cell table:style-name="tf1.C4" table:number-rows-spanned="3" office:value-type="string">
            <text:p text:style-name="P28">0,23</text:p>
          </table:table-cell>
        </table:table-row>
        <table:table-row>
          <table:table-cell table:style-name="tf1.A3" office:value-type="string">
            <text:p text:style-name="P11">$f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11">$f1-12</text:p>
          </table:table-cell>
          <table:covered-table-cell/>
          <table:covered-table-cell/>
        </table:table-row>
      </table:table>
      <text:p text:style-name="P36"/>
      <table:table table:name="t1" table:style-name="t1">
        <table:table-column table:style-name="t1.A" table:number-columns-repeated="9"/>
        <table:table-row>
          <table:table-cell table:style-name="t1.A1" table:number-columns-spanned="9" office:value-type="string">
            <text:p text:style-name="P35">б)<text:tab/>Определение чувствительности к прямому нейтронному излучению БДКН-05</text:p>
            <text:p text:style-name="P26"/>
            <text:p text:style-name="P27"><text:span text:style-name="T16">Блок детектирования </text:span>нейтронного излучения БДКН-05 № <text:span text:style-name="T16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8">Плотность потока в</text:p>
            <text:p text:style-name="P28"><text:span text:style-name="T14">i</text:span><text:span text:style-name="T21">-ой контроль-ной точке, </text:span><text:span text:style-name="T22">φ</text:span><text:span text:style-name="T19">oi</text:span><text:span text:style-name="T17">, </text:span><text:span text:style-name="T23">с</text:span><text:span text:style-name="T39">-1</text:span><text:span text:style-name="T22">·</text:span><text:span text:style-name="T23">см</text:span><text:span text:style-name="T39">-2</text:span></text:p>
          </table:table-cell>
          <table:table-cell table:style-name="t1.B2" office:value-type="string">
            <text:p text:style-name="P28">№ источника</text:p>
          </table:table-cell>
          <table:table-cell table:style-name="t1.B2" office:value-type="string">
            <text:p text:style-name="P28">Расстояние до источника <text:span text:style-name="T14">r</text:span><text:span text:style-name="T18">0</text:span><text:span text:style-name="T14">, </text:span><text:span text:style-name="T21">см</text:span></text:p>
          </table:table-cell>
          <table:table-cell table:style-name="t1.B2" office:value-type="string">
            <text:p text:style-name="P28">Значение <text:span text:style-name="T21">коэффици-ента</text:span> <text:span text:style-name="T14">b(r</text:span><text:span text:style-name="T18">0</text:span><text:span text:style-name="T14">)</text:span></text:p>
          </table:table-cell>
          <table:table-cell table:style-name="t1.B2" office:value-type="string">
            <text:p text:style-name="P28">Значение коэффициента <text:span text:style-name="T21">К</text:span></text:p>
          </table:table-cell>
          <table:table-cell table:style-name="t1.B2" office:value-type="string">
            <text:p text:style-name="P28">Показания прибора в контроль-ной точке, <text:span text:style-name="T15">N, </text:span><text:span text:style-name="T24">с</text:span><text:span text:style-name="T41">-1</text:span></text:p>
          </table:table-cell>
          <table:table-cell table:style-name="t1.B2" office:value-type="string">
            <text:p text:style-name="P28">Среднее значение показаний <text:span text:style-name="T15">N, </text:span><text:span text:style-name="T24">с</text:span><text:span text:style-name="T41">-1</text:span></text:p>
          </table:table-cell>
          <table:table-cell table:style-name="t1.B2" office:value-type="string">
            <text:p text:style-name="P28">Чувстви-тельность БД, <text:span text:style-name="T14">S, </text:span><text:span text:style-name="T21">имп.</text:span><text:span text:style-name="T22">·см</text:span><text:span text:style-name="T40">2</text:span><text:span text:style-name="T22">/ нейтр.</text:span></text:p>
          </table:table-cell>
          <table:table-cell table:style-name="t1.I2" office:value-type="string">
            <text:p text:style-name="P28">Условие соответ-ствия по ТУ <text:span text:style-name="T45">S</text:span><text:span text:style-name="T20">,</text:span><text:span text:style-name="T42">, имп</text:span><text:span text:style-name="T43">·</text:span><text:span text:style-name="T44">см</text:span><text:span text:style-name="T39">2</text:span><text:span text:style-name="T42">, не менее</text:span></text:p>
          </table:table-cell>
        </table:table-row>
        <table:table-row>
          <table:table-cell table:style-name="t1.A3" table:number-rows-spanned="3" office:value-type="string">
            <text:p text:style-name="P28">фон</text:p>
          </table:table-cell>
          <table:table-cell table:style-name="t1.B3" table:number-rows-spanned="3" office:value-type="string">
            <text:p text:style-name="P29">–</text:p>
          </table:table-cell>
          <table:table-cell table:style-name="t1.B3" table:number-rows-spanned="3" office:value-type="string">
            <text:p text:style-name="P29">–</text:p>
          </table:table-cell>
          <table:table-cell table:style-name="t1.B3" table:number-rows-spanned="3" office:value-type="string">
            <text:p text:style-name="P29">–</text:p>
          </table:table-cell>
          <table:table-cell table:style-name="t1.B3" table:number-rows-spanned="3" office:value-type="string">
            <text:p text:style-name="P29">–</text:p>
          </table:table-cell>
          <table:table-cell table:style-name="t1.B3" office:value-type="string">
            <text:p text:style-name="P11">$1-30</text:p>
          </table:table-cell>
          <table:table-cell table:style-name="t1.B3" table:number-rows-spanned="3" office:value-type="string">
            <text:p text:style-name="P11">$1-40</text:p>
          </table:table-cell>
          <table:table-cell table:style-name="t1.B3" table:number-rows-spanned="3" office:value-type="string">
            <text:p text:style-name="P29">–</text:p>
          </table:table-cell>
          <table:table-cell table:style-name="t1.I3" table:number-rows-spanned="3" office:value-type="string">
            <text:p text:style-name="P28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28">2,5 – 500</text:p>
          </table:table-cell>
          <table:table-cell table:style-name="t1.B6" table:number-rows-spanned="3" office:value-type="string">
            <text:p text:style-name="P29">10</text:p>
          </table:table-cell>
          <table:table-cell table:style-name="t1.B6" table:number-rows-spanned="3" office:value-type="string">
            <text:p text:style-name="P29">100</text:p>
          </table:table-cell>
          <table:table-cell table:style-name="t1.B6" table:number-rows-spanned="3" office:value-type="string">
            <text:p text:style-name="P29">0,866</text:p>
          </table:table-cell>
          <table:table-cell table:style-name="t1.B6" table:number-rows-spanned="3" office:value-type="string">
            <text:p text:style-name="P29">0,785</text:p>
          </table:table-cell>
          <table:table-cell table:style-name="t1.B3" office:value-type="string">
            <text:p text:style-name="P11">$1-50</text:p>
          </table:table-cell>
          <table:table-cell table:style-name="t1.B6" table:number-rows-spanned="3" office:value-type="string">
            <text:p text:style-name="P11">$1-60</text:p>
          </table:table-cell>
          <table:table-cell table:style-name="t1.B6" table:number-rows-spanned="3" office:value-type="string">
            <text:p text:style-name="P11">$1-70</text:p>
          </table:table-cell>
          <table:table-cell table:style-name="t1.I6" table:number-rows-spanned="3" office:value-type="string">
            <text:p text:style-name="P28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1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11">$1-52</text:p>
          </table:table-cell>
          <table:covered-table-cell/>
          <table:covered-table-cell/>
          <table:covered-table-cell/>
        </table:table-row>
      </table:table>
      <text:p text:style-name="P37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6">Проверку произвел:</text:p>
          </table:table-cell>
          <table:table-cell table:style-name="calibratedTab.A1" office:value-type="string">
            <text:p text:style-name="P17">$calibratedBy</text:p>
          </table:table-cell>
          <table:table-cell table:style-name="calibratedTab.A1" office:value-type="string">
            <text:p text:style-name="P22"><text:s text:c="36"/></text:p>
          </table:table-cell>
        </table:table-row>
        <table:table-row>
          <table:table-cell table:style-name="calibratedTab.A2" office:value-type="string">
            <text:p text:style-name="P21"/>
          </table:table-cell>
          <table:table-cell table:style-name="calibratedTab.A2" office:value-type="string">
            <text:p text:style-name="P21"/>
          </table:table-cell>
          <table:table-cell table:style-name="calibratedTab.C2" office:value-type="string">
            <text:p text:style-name="P19">(<text:span text:style-name="T26">подпись</text:span>)</text:p>
          </table:table-cell>
        </table:table-row>
        <table:table-row>
          <table:table-cell table:style-name="calibratedTab.A1" office:value-type="string">
            <text:p text:style-name="P16">Технический контроль: </text:p>
          </table:table-cell>
          <table:table-cell table:style-name="calibratedTab.A1" office:value-type="string">
            <text:p text:style-name="P18">$controlledBy</text:p>
          </table:table-cell>
          <table:table-cell table:style-name="calibratedTab.A1" office:value-type="string">
            <text:p text:style-name="P22"><text:s text:c="36"/></text:p>
          </table:table-cell>
        </table:table-row>
        <table:table-row>
          <table:table-cell table:style-name="calibratedTab.A2" office:value-type="string">
            <text:p text:style-name="P21"/>
          </table:table-cell>
          <table:table-cell table:style-name="calibratedTab.B4" office:value-type="string">
            <text:p text:style-name="P21"/>
          </table:table-cell>
          <table:table-cell table:style-name="calibratedTab.C2" office:value-type="string">
            <text:p text:style-name="P19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7-11T09:53:36.48</dc:date>
    <meta:print-date>2019-04-03T15:18:00</meta:print-date>
    <meta:editing-cycles>167</meta:editing-cycles>
    <meta:editing-duration>PT10H9M18S</meta:editing-duration>
    <meta:generator>OpenOffice/4.1.6$Win32 OpenOffice.org_project/416m1$Build-9790</meta:generator>
    <meta:document-statistic meta:table-count="3" meta:image-count="1" meta:object-count="0" meta:page-count="1" meta:paragraph-count="71" meta:word-count="196" meta:character-count="1502"/>
  </office:meta>
</office:document-meta>
</file>